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710" officeooo:paragraph-rsid="00109710"/>
    </style:style>
    <style:style style:name="P2" style:family="paragraph" style:parent-style-name="normal">
      <style:text-properties officeooo:rsid="00109710" officeooo:paragraph-rsid="00109710"/>
    </style:style>
    <style:style style:name="P3" style:family="paragraph" style:parent-style-name="normal">
      <style:text-properties officeooo:paragraph-rsid="00109710"/>
    </style:style>
    <style:style style:name="P4" style:family="paragraph" style:parent-style-name="normal">
      <style:paragraph-properties fo:margin-left="0cm" fo:margin-right="0cm" fo:text-indent="1.27cm" style:auto-text-indent="false"/>
      <style:text-properties officeooo:paragraph-rsid="00109710"/>
    </style:style>
    <style:style style:name="P5" style:family="paragraph" style:parent-style-name="normal">
      <style:paragraph-properties fo:text-align="center" style:justify-single-word="false"/>
      <style:text-properties fo:font-size="15pt" officeooo:paragraph-rsid="00109710" style:font-size-asian="15pt" style:font-size-complex="15pt"/>
    </style:style>
    <style:style style:name="P6" style:family="paragraph" style:parent-style-name="Standard">
      <style:text-properties officeooo:paragraph-rsid="00116775"/>
    </style:style>
    <style:style style:name="P7" style:family="paragraph" style:parent-style-name="normal">
      <style:text-properties officeooo:rsid="00109710" officeooo:paragraph-rsid="00109710"/>
    </style:style>
    <style:style style:name="P8" style:family="paragraph" style:parent-style-name="normal">
      <style:text-properties officeooo:rsid="00116775" officeooo:paragraph-rsid="00116775"/>
    </style:style>
    <style:style style:name="P9" style:family="paragraph" style:parent-style-name="normal">
      <style:text-properties officeooo:rsid="00127ab4" officeooo:paragraph-rsid="00127ab4"/>
    </style:style>
    <style:style style:name="T1" style:family="text">
      <style:text-properties officeooo:rsid="00109710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officeooo:rsid="0013fc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ão de Requisitos – ER</text:p>
      <text:p text:style-name="P1"/>
      <text:p text:style-name="P1">Sistema da Delicias Gourmet</text:p>
      <text:p text:style-name="P1"/>
      <text:p text:style-name="P6"><text:span text:style-name="T1">Descrição textual:</text:span></text:p>
      <text:p text:style-name="P6"><text:span text:style-name="T2">Estudo de Caso: Sistema da "Delícias Gourmet".</text:span></text:p>
      <text:p text:style-name="P5"/>
      <text:p text:style-name="P3"/>
      <text:p text:style-name="P4"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3"/>
      <text:p text:style-name="P4"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3"/>
      <text:p text:style-name="P4"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3"/>
      <text:p text:style-name="P4"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3"/>
      <text:p text:style-name="P4"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3"/>
      <text:p text:style-name="P4"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3"/>
      <text:p text:style-name="P4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2"/>
      <text:p text:style-name="P2"><text:soft-page-break/>2- O que o sistema deve fazer ( funções básicas:</text:p>
      <text:p text:style-name="P2"/>
      <text:p text:style-name="P2">Ref</text:p>
      <text:p text:style-name="P2"/>
      <text:p text:style-name="P2">R1.1</text:p>
      <text:p text:style-name="P2"/>
      <text:p text:style-name="P8">RF-1 Adquirir os materiais necessários para o inicio do projeto onde nesse caso são os ingredientes. Realizar as colaborações com os fornecedores para progresso do projeto</text:p>
      <text:p text:style-name="P8"/>
      <text:p text:style-name="P8">RF-<text:span text:style-name="T3">2 </text:span>Gerenciar o armazenamento e organização dos materiais</text:p>
      <text:p text:style-name="P8"/>
      <text:p text:style-name="P8">RF-<text:span text:style-name="T3">3</text:span> Coordenar os ingredientes e materiais para a organização e otimização do projeto</text:p>
      <text:p text:style-name="P8"/>
      <text:p text:style-name="P8">RF-<text:span text:style-name="T3">4</text:span> Analisar e monitorar a produção para estarem dentro do padrão ideal exigido, além de fazer a inspeção para a conformidade com as normas.</text:p>
      <text:p text:style-name="P8"/>
      <text:p text:style-name="P8">RF-<text:span text:style-name="T3">5</text:span> Coordenação, registro e informações das vendas e entregas.</text:p>
      <text:p text:style-name="P8"/>
      <text:p text:style-name="P8"/>
      <text:p text:style-name="P8"/>
      <text:p text:style-name="P9">Gerente de compras</text:p>
      <text:p text:style-name="P9">Supervisora de estoque</text:p>
      <text:p text:style-name="P9">Coordenador de produção</text:p>
      <text:p text:style-name="P9">Analista de qualidade</text:p>
      <text:p text:style-name="P9">Vendas e distribuiçã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38:23.858109025</meta:creation-date>
    <dc:date>2023-05-03T20:26:01.112727282</dc:date>
    <meta:editing-duration>PT17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508" meta:character-count="3333" meta:non-whitespace-character-count="2848"/>
  </office:meta>
</office:document-meta>
</file>